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padding="0cm" fo:border="none"/>
      <style:text-properties loext:padding="0cm" loext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weight="bold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the-maximum-achievable-number/" text:style-name="Internet_20_link" text:visited-style-name="Visited_20_Internet_20_Link"><text:span text:style-name="T1">2769. Find the Maximum Achievable Number</text:span></text:a></text:p>
      <text:section text:style-name="Sect1" text:name="headlessui-popover-button-:r1p:">
        <text:p text:style-name="Standard"/>
      </text:section>
      <text:section text:style-name="Sect1" text:name="headlessui-popover-button-:rh:">
        <text:p text:style-name="Standard"/>
      </text:section>
      <text:p text:style-name="P5">Easy</text:p>
      <text:p text:style-name="P5">192</text:p>
      <text:p text:style-name="P5">181</text:p>
      <text:section text:style-name="Sect1" text:name="headlessui-popover-button-:rl:">
        <text:p text:style-name="Standard"/>
      </text:section>
      <text:section text:style-name="Sect1" text:name="headlessui-popover-button-:rn:">
        <text:p text:style-name="Standard"/>
      </text:section>
      <text:p text:style-name="P6">Companies</text:p>
      <text:p text:style-name="P7"><text:span text:style-name="T1">You are given two integers, </text:span><text:span text:style-name="Source_20_Text"><text:span text:style-name="T2">num</text:span></text:span><text:span text:style-name="T1"> and </text:span><text:span text:style-name="Source_20_Text"><text:span text:style-name="T2">t</text:span></text:span><text:span text:style-name="T1">.</text:span></text:p>
      <text:p text:style-name="P7"><text:span text:style-name="T1">An integer </text:span><text:span text:style-name="Source_20_Text"><text:span text:style-name="T2">x</text:span></text:span><text:span text:style-name="T1"> is called </text:span><text:span text:style-name="T3">achievable</text:span><text:span text:style-name="T1"> if it can become equal to </text:span><text:span text:style-name="Source_20_Text"><text:span text:style-name="T2">num</text:span></text:span><text:span text:style-name="T1"> after applying the following operation no more than </text:span><text:span text:style-name="Source_20_Text"><text:span text:style-name="T2">t</text:span></text:span><text:span text:style-name="T1"> times:</text:span></text:p>
      <text:list xml:id="list2660412531" text:style-name="L1">
        <text:list-item>
          <text:p text:style-name="P8"><text:span text:style-name="T1">Increase or decrease </text:span><text:span text:style-name="Source_20_Text"><text:span text:style-name="T2">x</text:span></text:span><text:span text:style-name="T1"> by </text:span><text:span text:style-name="Source_20_Text"><text:span text:style-name="T2">1</text:span></text:span><text:span text:style-name="T1">, and simultaneously increase or decrease </text:span><text:span text:style-name="Source_20_Text"><text:span text:style-name="T2">num</text:span></text:span><text:span text:style-name="T1"> by </text:span><text:span text:style-name="Source_20_Text"><text:span text:style-name="T2">1</text:span></text:span><text:span text:style-name="T1">.</text:span></text:p>
        </text:list-item>
      </text:list>
      <text:p text:style-name="P7"><text:span text:style-name="T1">Return </text:span><text:span text:style-name="Emphasis"><text:span text:style-name="T1">the maximum possible achievable number</text:span></text:span><text:span text:style-name="T1">. It can be proven that there exists at least one achievable number.</text:span></text:p>
      <text:p text:style-name="P9"> </text:p>
      <text:p text:style-name="P7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num = 4, t = 1</text:span></text:p>
      <text:p text:style-name="P4"><text:span text:style-name="Strong_20_Emphasis"><text:span text:style-name="T1">Output:</text:span></text:span><text:span text:style-name="T1"> 6</text:span></text:p>
      <text:p text:style-name="P4"><text:span text:style-name="Strong_20_Emphasis"><text:span text:style-name="T1">Explanation:</text:span></text:span><text:span text:style-name="T1"> The maximum achievable number is x = 6; it can become equal to num after performing this operation:</text:span></text:p>
      <text:p text:style-name="P1">1- Decrease x by 1, and increase num by 1. Now, x = 5 and num = 5. </text:p>
      <text:p text:style-name="P1">It can be proven that there is no achievable number larger than 6.</text:p>
      <text:p text:style-name="P3"/>
      <text:p text:style-name="P7"><text:span text:style-name="Strong_20_Emphasis"><text:span text:style-name="T1">Example 2:</text:span></text:span></text:p>
      <text:p text:style-name="P4"><text:span text:style-name="Strong_20_Emphasis"><text:span text:style-name="T1">Input:</text:span></text:span><text:span text:style-name="T1"> num = 3, t = 2</text:span></text:p>
      <text:p text:style-name="P4"><text:span text:style-name="Strong_20_Emphasis"><text:span text:style-name="T1">Output:</text:span></text:span><text:span text:style-name="T1"> 7</text:span></text:p>
      <text:p text:style-name="P4"><text:span text:style-name="Strong_20_Emphasis"><text:span text:style-name="T1">Explanation:</text:span></text:span><text:span text:style-name="T1"> The maximum achievable number is x = 7; after performing these operations, x will equal num: </text:span></text:p>
      <text:p text:style-name="P1">1- Decrease x by 1, and increase num by 1. Now, x = 6 and num = 4.</text:p>
      <text:p text:style-name="P1">2- Decrease x by 1, and increase num by 1. Now, x = 5 and num = 5.</text:p>
      <text:p text:style-name="P2">It can be proven that there is no achievable number larger than 7.</text:p>
      <text:p text:style-name="P9"> </text:p>
      <text:p text:style-name="P7"><text:span text:style-name="Strong_20_Emphasis"><text:span text:style-name="T1">Constraints:</text:span></text:span></text:p>
      <text:list xml:id="list763102187" text:style-name="L2">
        <text:list-item>
          <text:p text:style-name="P10"><text:span text:style-name="Source_20_Text"><text:span text:style-name="T2">1 &lt;= num, t &lt;= 5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7T18:11:26.611000000</dc:date>
    <meta:editing-duration>PT8S</meta:editing-duration>
    <meta:editing-cycles>1</meta:editing-cycles>
    <meta:document-statistic meta:table-count="0" meta:image-count="0" meta:object-count="0" meta:page-count="1" meta:paragraph-count="26" meta:word-count="220" meta:character-count="1074" meta:non-whitespace-character-count="876"/>
    <meta:generator>LibreOffice/7.2.2.2$Windows_X86_64 LibreOffice_project/02b2acce88a210515b4a5bb2e46cbfb63fe97d56</meta:generator>
  </office:meta>
</office:document-meta>
</file>